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500000036E75F6F4724FDBC0B.png" manifest:media-type="image/png"/>
  <manifest:file-entry manifest:full-path="Pictures/100000000000014700000031EEDCBAABF88EF867.png" manifest:media-type="image/png"/>
  <manifest:file-entry manifest:full-path="Pictures/10000000000001A00000007EC0A4EDA1E37387B6.png" manifest:media-type="image/png"/>
  <manifest:file-entry manifest:full-path="Pictures/10000000000001E0000000397C784EE8700093EB.png" manifest:media-type="image/png"/>
  <manifest:file-entry manifest:full-path="Pictures/10000000000004C70000027DFBA77C0F46B06C10.png" manifest:media-type="image/png"/>
  <manifest:file-entry manifest:full-path="Pictures/100000000000026C0000025C1401650E70C83DB9.png" manifest:media-type="image/png"/>
  <manifest:file-entry manifest:full-path="Pictures/100000000000023900000032B5E6387592D5B5CB.png" manifest:media-type="image/png"/>
  <manifest:file-entry manifest:full-path="Pictures/100000000000026B000002584D42CE8DF3E4057E.png" manifest:media-type="image/png"/>
  <manifest:file-entry manifest:full-path="Pictures/10000000000006A5000001A3F76BB34470A3C609.png" manifest:media-type="image/png"/>
  <manifest:file-entry manifest:full-path="Pictures/10000000000000E10000002EB9C6BA4D7E99665D.png" manifest:media-type="image/png"/>
  <manifest:file-entry manifest:full-path="Pictures/100000000000007F0000002D81CF17DCB75E4599.png" manifest:media-type="image/png"/>
  <manifest:file-entry manifest:full-path="Pictures/10000000000004C1000002528415AD6BF64F1872.png" manifest:media-type="image/png"/>
  <manifest:file-entry manifest:full-path="Pictures/10000000000003DE00000294DBEAF811A42B4947.png" manifest:media-type="image/png"/>
  <manifest:file-entry manifest:full-path="Pictures/10000000000004D30000025B775022C1FD322A48.png" manifest:media-type="image/png"/>
  <manifest:file-entry manifest:full-path="Pictures/10000000000001BA0000005619D741F8E1B02A4A.png" manifest:media-type="image/png"/>
  <manifest:file-entry manifest:full-path="Pictures/100000000000007F00000033C5014857BE3D3DA0.png" manifest:media-type="image/png"/>
  <manifest:file-entry manifest:full-path="Pictures/100000000000034F00000347A9E6D1F45759144C.png" manifest:media-type="image/png"/>
  <manifest:file-entry manifest:full-path="Pictures/100000000000026A00000258D4F36A0CE4CBAA68.png" manifest:media-type="image/png"/>
  <manifest:file-entry manifest:full-path="Pictures/100000000000028B000000950BDD30244D8F0E29.png" manifest:media-type="image/png"/>
  <manifest:file-entry manifest:full-path="Pictures/1000000000000269000001496715BE6D96E1AFB0.png" manifest:media-type="image/png"/>
  <manifest:file-entry manifest:full-path="Pictures/100000000000026D000000560EB72573B19DC59C.png" manifest:media-type="image/png"/>
  <manifest:file-entry manifest:full-path="Pictures/10000000000002650000026B42E12AFD5FC48157.png" manifest:media-type="image/png"/>
  <manifest:file-entry manifest:full-path="Pictures/10000000000002730000004E912553FC9F9642A1.png" manifest:media-type="image/png"/>
  <manifest:file-entry manifest:full-path="Pictures/10000000000003A60000005E1C3BD130B5A55BE9.png" manifest:media-type="image/png"/>
  <manifest:file-entry manifest:full-path="Pictures/10000000000002690000025A9FF8CFD789C23C34.png" manifest:media-type="image/png"/>
  <manifest:file-entry manifest:full-path="Pictures/100000000000024A000000817197BB741A8BFA00.png" manifest:media-type="image/png"/>
  <manifest:file-entry manifest:full-path="Pictures/100000000000034C000001A2C5AD8BE372FAD373.png" manifest:media-type="image/png"/>
  <manifest:file-entry manifest:full-path="Pictures/10000000000000A80000002F226A89AA79239D60.png" manifest:media-type="image/png"/>
  <manifest:file-entry manifest:full-path="Pictures/1000000000000356000001B35C743D8AACAA7027.png" manifest:media-type="image/png"/>
  <manifest:file-entry manifest:full-path="Pictures/100000000000026100000061CA5659C4F7244497.png" manifest:media-type="image/png"/>
  <manifest:file-entry manifest:full-path="Pictures/10000000000004B900000265C6D34002182FBE45.png" manifest:media-type="image/png"/>
  <manifest:file-entry manifest:full-path="Pictures/10000000000001D60000003B8AF6D517A52CF991.png" manifest:media-type="image/png"/>
  <manifest:file-entry manifest:full-path="Pictures/10000000000002DB0000003FE371582E20998CB6.png" manifest:media-type="image/png"/>
  <manifest:file-entry manifest:full-path="Pictures/100000000000026A00000257929697221C01CF62.png" manifest:media-type="image/png"/>
  <manifest:file-entry manifest:full-path="Pictures/1000000000000265000002506063081BD831DB6C.png" manifest:media-type="image/png"/>
  <manifest:file-entry manifest:full-path="Pictures/10000000000002F60000004CCE7BF1FC6C0690BA.png" manifest:media-type="image/png"/>
  <manifest:file-entry manifest:full-path="Pictures/100000000000014300000035CDFF066EC09DE945.png" manifest:media-type="image/png"/>
  <manifest:file-entry manifest:full-path="Pictures/1000000000000278000001DFE88FB91163DF9542.png" manifest:media-type="image/png"/>
  <manifest:file-entry manifest:full-path="Pictures/10000000000001FC00000087E436F5D828E93183.png" manifest:media-type="image/png"/>
  <manifest:file-entry manifest:full-path="Pictures/100000000000001D0000002F99160D3C7D08C4D8.png" manifest:media-type="image/png"/>
  <manifest:file-entry manifest:full-path="Pictures/100000000000020C00000039072751223C81E38A.png" manifest:media-type="image/png"/>
  <manifest:file-entry manifest:full-path="Pictures/100000000000029700000030587A7952E541BA9D.png" manifest:media-type="image/png"/>
  <manifest:file-entry manifest:full-path="Pictures/10000000000003210000024DCCA806505FEF988A.png" manifest:media-type="image/png"/>
  <manifest:file-entry manifest:full-path="Pictures/10000000000000C200000031A44673BEEFB63D3F.png" manifest:media-type="image/png"/>
  <manifest:file-entry manifest:full-path="Pictures/100000000000000E0000001A8E897D89844861B0.png" manifest:media-type="image/png"/>
  <manifest:file-entry manifest:full-path="Pictures/1000000000000210000000879D2E91AB67E97CA9.png" manifest:media-type="image/png"/>
  <manifest:file-entry manifest:full-path="Pictures/10000000000004610000022BCABDD69C927263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3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227cm" fo:min-width="0.766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0.5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69cm" svg:height="1.861cm" svg:x="13.8cm" svg:y="12.748cm">
          <draw:image xlink:href="Pictures/100000000000026100000061CA5659C4F7244497.png" xlink:type="simple" xlink:show="embed" xlink:actuate="onLoad" loext:mime-type="image/png">
            <text:p/>
          </draw:image>
        </draw:frame>
        <draw:frame draw:style-name="gr1" draw:text-style-name="P1" draw:layer="layout" svg:width="12.9cm" svg:height="1.298cm" svg:x="0.5cm" svg:y="1.211cm">
          <draw:image xlink:href="Pictures/10000000000003A60000005E1C3BD130B5A55BE9.png" xlink:type="simple" xlink:show="embed" xlink:actuate="onLoad" loext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4.184cm" svg:height="7.563cm" svg:x="13.816cm" svg:y="3.837cm">
          <draw:image xlink:href="Pictures/1000000000000269000001496715BE6D96E1AFB0.png" xlink:type="simple" xlink:show="embed" xlink:actuate="onLoad" loext:mime-type="image/png">
            <text:p/>
          </draw:image>
        </draw:frame>
        <draw:frame draw:style-name="gr1" draw:text-style-name="P1" draw:layer="layout" svg:width="13.943cm" svg:height="9.295cm" svg:x="0cm" svg:y="2.305cm">
          <draw:image xlink:href="Pictures/10000000000003DE00000294DBEAF811A42B494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4cm" svg:height="7.131cm" svg:x="5.4cm" svg:y="0.869cm">
          <draw:image xlink:href="Pictures/1000000000000356000001B35C743D8AACAA7027.png" xlink:type="simple" xlink:show="embed" xlink:actuate="onLoad" loext:mime-type="image/png">
            <text:p/>
          </draw:image>
        </draw:frame>
        <draw:frame draw:style-name="gr1" draw:text-style-name="P1" draw:layer="layout" svg:width="13.826cm" svg:height="6.847cm" svg:x="5.6cm" svg:y="8.153cm">
          <draw:image xlink:href="Pictures/100000000000034C000001A2C5AD8BE372FAD37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4.84cm" svg:height="11.248cm" svg:x="5.949cm" svg:y="2.273cm">
          <draw:image xlink:href="Pictures/1000000000000278000001DFE88FB91163DF9542.png" xlink:type="simple" xlink:show="embed" xlink:actuate="onLoad" loext:mime-type="image/png">
            <text:p/>
          </draw:image>
        </draw:frame>
        <draw:frame draw:style-name="gr1" draw:text-style-name="P1" draw:layer="layout" svg:width="14.265cm" svg:height="1.032cm" svg:x="7.168cm" svg:y="13.568cm">
          <draw:image xlink:href="Pictures/100000000000029700000030587A7952E541BA9D.png" xlink:type="simple" xlink:show="embed" xlink:actuate="onLoad" loext:mime-type="image/png">
            <text:p/>
          </draw:image>
        </draw:frame>
        <draw:frame draw:style-name="gr1" draw:text-style-name="P1" draw:layer="layout" svg:width="10.471cm" svg:height="1.302cm" svg:x="0.029cm" svg:y="0.2cm">
          <draw:image xlink:href="Pictures/10000000000002730000004E912553FC9F9642A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16.954cm" svg:height="12.466cm" svg:x="5.551cm" svg:y="1.956cm">
          <draw:image xlink:href="Pictures/10000000000003210000024DCCA806505FEF988A.png" xlink:type="simple" xlink:show="embed" xlink:actuate="onLoad" loext:mime-type="image/png">
            <text:p/>
          </draw:image>
        </draw:frame>
        <draw:frame draw:style-name="gr1" draw:text-style-name="P1" draw:layer="layout" svg:width="9.355cm" svg:height="1.819cm" svg:x="0.4cm" svg:y="0.381cm">
          <draw:image xlink:href="Pictures/10000000000001BA0000005619D741F8E1B02A4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10.544cm" svg:height="1.459cm" svg:x="0.256cm" svg:y="0.2cm">
          <draw:image xlink:href="Pictures/100000000000026D000000560EB72573B19DC59C.png" xlink:type="simple" xlink:show="embed" xlink:actuate="onLoad" loext:mime-type="image/png">
            <text:p/>
          </draw:image>
        </draw:frame>
        <draw:custom-shape draw:style-name="gr4" draw:text-style-name="P5" draw:layer="layout" svg:width="0.8cm" svg:height="1cm" svg:x="13.8cm" svg:y="1.4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cm" svg:height="1cm" svg:x="21.3cm" svg:y="1.3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cm" svg:height="1cm" svg:x="13.8cm" svg:y="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cm" svg:height="1cm" svg:x="21.4cm" svg:y="8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3.802cm" svg:height="13.4cm" svg:x="6.82cm" svg:y="1.8cm">
          <draw:image xlink:href="Pictures/100000000000026A00000258D4F36A0CE4CBAA68.png" xlink:type="simple" xlink:show="embed" xlink:actuate="onLoad" loext:mime-type="image/png">
            <text:p/>
          </draw:image>
        </draw:frame>
        <draw:custom-shape draw:style-name="gr5" draw:text-style-name="P5" draw:layer="layout" svg:width="1.266cm" svg:height="1.477cm" svg:x="10.07cm" svg:y="2.64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14.991cm" svg:height="7.6cm" svg:x="12.1cm" svg:y="0.7cm">
          <draw:image xlink:href="Pictures/10000000000004B900000265C6D34002182FBE45.png" xlink:type="simple" xlink:show="embed" xlink:actuate="onLoad" loext:mime-type="image/png">
            <text:p/>
          </draw:image>
        </draw:frame>
        <draw:frame draw:style-name="gr1" draw:text-style-name="P1" draw:layer="layout" svg:width="15.229cm" svg:height="7.433cm" svg:x="12cm" svg:y="8.2cm">
          <draw:image xlink:href="Pictures/10000000000004C1000002528415AD6BF64F1872.png" xlink:type="simple" xlink:show="embed" xlink:actuate="onLoad" loext:mime-type="image/png">
            <text:p/>
          </draw:image>
        </draw:frame>
        <draw:custom-shape draw:style-name="gr4" draw:text-style-name="P5" draw:layer="layout" svg:width="0.8cm" svg:height="1cm" svg:x="13.8cm" svg:y="1.4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cm" svg:height="1cm" svg:x="21.3cm" svg:y="1.3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cm" svg:height="1cm" svg:x="13.8cm" svg:y="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cm" svg:height="1cm" svg:x="21.4cm" svg:y="8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2cm" svg:height="0.903cm" svg:x="1.1cm" svg:y="3.896cm">
          <draw:image xlink:href="Pictures/10000000000001D60000003B8AF6D517A52CF991.png" xlink:type="simple" xlink:show="embed" xlink:actuate="onLoad" loext:mime-type="image/png">
            <text:p/>
          </draw:image>
        </draw:frame>
        <draw:frame draw:style-name="gr1" draw:text-style-name="P1" draw:layer="layout" svg:width="0.432cm" svg:height="0.7cm" svg:x="8.31cm" svg:y="4cm">
          <draw:image xlink:href="Pictures/100000000000001D0000002F99160D3C7D08C4D8.png" xlink:type="simple" xlink:show="embed" xlink:actuate="onLoad" loext:mime-type="image/png">
            <text:p/>
          </draw:image>
        </draw:frame>
        <draw:frame draw:style-name="gr1" draw:text-style-name="P1" draw:layer="layout" svg:width="10.4cm" svg:height="0.896cm" svg:x="1cm" svg:y="8.977cm">
          <draw:image xlink:href="Pictures/10000000000002DB0000003FE371582E20998CB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2.202cm" svg:height="11.905cm" svg:x="0.8cm" svg:y="3.838cm">
          <draw:image xlink:href="Pictures/10000000000002690000025A9FF8CFD789C23C34.png" xlink:type="simple" xlink:show="embed" xlink:actuate="onLoad" loext:mime-type="image/png">
            <text:p/>
          </draw:image>
        </draw:frame>
        <draw:frame draw:style-name="gr1" draw:text-style-name="P1" draw:layer="layout" svg:width="12.222cm" svg:height="11.847cm" svg:x="13.178cm" svg:y="3.927cm">
          <draw:image xlink:href="Pictures/100000000000026A00000257929697221C01CF62.png" xlink:type="simple" xlink:show="embed" xlink:actuate="onLoad" loext:mime-type="image/png">
            <text:p/>
          </draw:image>
        </draw:frame>
        <draw:frame draw:style-name="gr1" draw:text-style-name="P1" draw:layer="layout" svg:width="11.09cm" svg:height="1.206cm" svg:x="0.8cm" svg:y="0.794cm">
          <draw:image xlink:href="Pictures/100000000000020C00000039072751223C81E38A.png" xlink:type="simple" xlink:show="embed" xlink:actuate="onLoad" loext:mime-type="image/png">
            <text:p/>
          </draw:image>
        </draw:frame>
        <draw:frame draw:style-name="gr1" draw:text-style-name="P1" draw:layer="layout" svg:width="12.067cm" svg:height="2.761cm" svg:x="13.933cm" svg:y="0.247cm">
          <draw:image xlink:href="Pictures/100000000000028B000000950BDD30244D8F0E2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1" draw:layer="layout" svg:width="12.588cm" svg:height="12.156cm" svg:x="0.8cm" svg:y="3.455cm">
          <draw:image xlink:href="Pictures/1000000000000265000002506063081BD831DB6C.png" xlink:type="simple" xlink:show="embed" xlink:actuate="onLoad" loext:mime-type="image/png">
            <text:p/>
          </draw:image>
        </draw:frame>
        <draw:frame draw:style-name="gr1" draw:text-style-name="P1" draw:layer="layout" svg:width="12.628cm" svg:height="12.75cm" svg:x="13.438cm" svg:y="3cm">
          <draw:image xlink:href="Pictures/10000000000002650000026B42E12AFD5FC48157.png" xlink:type="simple" xlink:show="embed" xlink:actuate="onLoad" loext:mime-type="image/png">
            <text:p/>
          </draw:image>
        </draw:frame>
        <draw:frame draw:style-name="gr1" draw:text-style-name="P1" draw:layer="layout" svg:width="10.2cm" svg:height="2.71cm" svg:x="15.4cm" svg:y="0.143cm">
          <draw:image xlink:href="Pictures/10000000000001FC00000087E436F5D828E93183.png" xlink:type="simple" xlink:show="embed" xlink:actuate="onLoad" loext:mime-type="image/png">
            <text:p/>
          </draw:image>
        </draw:frame>
        <draw:frame draw:style-name="gr1" draw:text-style-name="P1" draw:layer="layout" svg:width="4.105cm" svg:height="1.036cm" svg:x="2cm" svg:y="1cm">
          <draw:image xlink:href="Pictures/10000000000000C200000031A44673BEEFB63D3F.png" xlink:type="simple" xlink:show="embed" xlink:actuate="onLoad" loext:mime-type="image/png">
            <text:p/>
          </draw:image>
        </draw:frame>
        <draw:frame draw:style-name="gr1" draw:text-style-name="P1" draw:layer="layout" svg:width="2.687cm" svg:height="1.079cm" svg:x="6.313cm" svg:y="1cm">
          <draw:image xlink:href="Pictures/100000000000007F00000033C5014857BE3D3DA0.png" xlink:type="simple" xlink:show="embed" xlink:actuate="onLoad" loext:mime-type="image/png">
            <text:p/>
          </draw:image>
        </draw:frame>
        <draw:frame draw:style-name="gr1" draw:text-style-name="P1" draw:layer="layout" svg:width="0.295cm" svg:height="0.549cm" svg:x="9.105cm" svg:y="1.4cm">
          <draw:image xlink:href="Pictures/100000000000000E0000001A8E897D89844861B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" draw:text-style-name="P1" draw:layer="layout" svg:width="23.727cm" svg:height="11.747cm" svg:x="1.8cm" svg:y="2.6cm">
          <draw:image xlink:href="Pictures/10000000000004610000022BCABDD69C92726308.png" xlink:type="simple" xlink:show="embed" xlink:actuate="onLoad" loext:mime-type="image/png">
            <text:p/>
          </draw:image>
        </draw:frame>
        <draw:custom-shape draw:style-name="gr6" draw:text-style-name="P5" draw:layer="layout" svg:width="1cm" svg:height="1.2cm" svg:x="4cm" svg:y="3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1.2cm" svg:x="15.7cm" svg:y="3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555cm" svg:height="0.994cm" svg:x="7.045cm" svg:y="1.6cm">
          <draw:image xlink:href="Pictures/10000000000000A80000002F226A89AA79239D60.png" xlink:type="simple" xlink:show="embed" xlink:actuate="onLoad" loext:mime-type="image/png">
            <text:p/>
          </draw:image>
        </draw:frame>
        <draw:frame draw:style-name="gr1" draw:text-style-name="P1" draw:layer="layout" svg:width="2.687cm" svg:height="0.952cm" svg:x="18.913cm" svg:y="1.6cm">
          <draw:image xlink:href="Pictures/100000000000007F0000002D81CF17DCB75E4599.png" xlink:type="simple" xlink:show="embed" xlink:actuate="onLoad" loext:mime-type="image/png">
            <text:p/>
          </draw:image>
        </draw:frame>
        <draw:frame draw:style-name="gr1" draw:text-style-name="P1" draw:layer="layout" svg:width="4.762cm" svg:height="0.973cm" svg:x="0.438cm" svg:y="0.627cm">
          <draw:image xlink:href="Pictures/10000000000000E10000002EB9C6BA4D7E99665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14.355cm" svg:height="13.914cm" svg:x="6.045cm" svg:y="1.6cm">
          <draw:image xlink:href="Pictures/100000000000026B000002584D42CE8DF3E4057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" draw:text-style-name="P1" draw:layer="layout" svg:width="18.631cm" svg:height="9.096cm" svg:x="9.369cm" svg:y="3.836cm">
          <draw:image xlink:href="Pictures/10000000000004D30000025B775022C1FD322A48.png" xlink:type="simple" xlink:show="embed" xlink:actuate="onLoad" loext:mime-type="image/png">
            <text:p/>
          </draw:image>
        </draw:frame>
        <draw:frame draw:style-name="gr1" draw:text-style-name="P1" draw:layer="layout" svg:width="9.488cm" svg:height="9.197cm" svg:x="0cm" svg:y="3.836cm">
          <draw:image xlink:href="Pictures/100000000000026B000002584D42CE8DF3E4057E.png" xlink:type="simple" xlink:show="embed" xlink:actuate="onLoad" loext:mime-type="image/png">
            <text:p/>
          </draw:image>
        </draw:frame>
        <draw:frame draw:style-name="gr1" draw:text-style-name="P1" draw:layer="layout" svg:width="10.643cm" svg:height="0.934cm" svg:x="0.857cm" svg:y="0.6cm">
          <draw:image xlink:href="Pictures/100000000000023900000032B5E6387592D5B5CB.png" xlink:type="simple" xlink:show="embed" xlink:actuate="onLoad" loext:mime-type="image/png">
            <text:p/>
          </draw:image>
        </draw:frame>
        <draw:custom-shape draw:style-name="gr6" draw:text-style-name="P5" draw:layer="layout" svg:width="1cm" svg:height="1.2cm" svg:x="17.5cm" svg:y="4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1.2cm" svg:x="26.6cm" svg:y="4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" draw:text-style-name="P1" draw:layer="layout" svg:width="13.122cm" svg:height="12.784cm" svg:x="6.078cm" svg:y="1.616cm">
          <draw:image xlink:href="Pictures/100000000000026C0000025C1401650E70C83DB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1" draw:text-style-name="P1" draw:layer="layout" svg:width="9.2cm" svg:height="8.964cm" svg:x="0.1cm" svg:y="5.5cm">
          <draw:image xlink:href="Pictures/100000000000026C0000025C1401650E70C83DB9.png" xlink:type="simple" xlink:show="embed" xlink:actuate="onLoad" loext:mime-type="image/png">
            <text:p/>
          </draw:image>
        </draw:frame>
        <draw:frame draw:style-name="gr1" draw:text-style-name="P1" draw:layer="layout" svg:width="18.8cm" svg:height="9.792cm" svg:x="9.2cm" svg:y="4.408cm">
          <draw:image xlink:href="Pictures/10000000000004C70000027DFBA77C0F46B06C10.png" xlink:type="simple" xlink:show="embed" xlink:actuate="onLoad" loext:mime-type="image/png">
            <text:p/>
          </draw:image>
        </draw:frame>
        <draw:custom-shape draw:style-name="gr6" draw:text-style-name="P5" draw:layer="layout" svg:width="1cm" svg:height="1.2cm" svg:x="10.8cm" svg:y="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cm" svg:height="1.2cm" svg:x="20.9cm" svg:y="6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559cm" svg:height="1.016cm" svg:x="0.241cm" svg:y="0.594cm">
          <draw:image xlink:href="Pictures/10000000000001E0000000397C784EE8700093EB.png" xlink:type="simple" xlink:show="embed" xlink:actuate="onLoad" loext:mime-type="image/png">
            <text:p/>
          </draw:image>
        </draw:frame>
        <draw:frame draw:style-name="gr1" draw:text-style-name="P1" draw:layer="layout" svg:width="8.439cm" svg:height="2.157cm" svg:x="10.361cm" svg:y="0.2cm">
          <draw:image xlink:href="Pictures/1000000000000210000000879D2E91AB67E97CA9.png" xlink:type="simple" xlink:show="embed" xlink:actuate="onLoad" loext:mime-type="image/png">
            <text:p/>
          </draw:image>
        </draw:frame>
        <draw:frame draw:style-name="gr1" draw:text-style-name="P1" draw:layer="layout" svg:width="9.2cm" svg:height="2.025cm" svg:x="10.5cm" svg:y="2.3cm">
          <draw:image xlink:href="Pictures/100000000000024A000000817197BB741A8BFA0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" draw:text-style-name="P1" draw:layer="layout" svg:width="15.4cm" svg:height="15.255cm" svg:x="9.8cm" svg:y="0.371cm">
          <draw:image xlink:href="Pictures/100000000000034F00000347A9E6D1F45759144C.png" xlink:type="simple" xlink:show="embed" xlink:actuate="onLoad" loext:mime-type="image/png">
            <text:p/>
          </draw:image>
        </draw:frame>
        <draw:frame draw:style-name="gr1" draw:text-style-name="P1" draw:layer="layout" svg:width="6.836cm" svg:height="1.121cm" svg:x="0.4cm" svg:y="0.6cm">
          <draw:image xlink:href="Pictures/100000000000014300000035CDFF066EC09DE945.png" xlink:type="simple" xlink:show="embed" xlink:actuate="onLoad" loext:mime-type="image/png">
            <text:p/>
          </draw:image>
        </draw:frame>
        <draw:frame draw:style-name="gr1" draw:text-style-name="P1" draw:layer="layout" svg:width="6.921cm" svg:height="1.036cm" svg:x="0.532cm" svg:y="1.837cm">
          <draw:image xlink:href="Pictures/100000000000014700000031EEDCBAABF88EF86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" draw:text-style-name="P1" draw:layer="layout" svg:width="19.4cm" svg:height="0.958cm" svg:x="1.2cm" svg:y="0.458cm">
          <draw:image xlink:href="Pictures/100000000000044500000036E75F6F4724FDBC0B.png" xlink:type="simple" xlink:show="embed" xlink:actuate="onLoad" loext:mime-type="image/png">
            <text:p/>
          </draw:image>
        </draw:frame>
        <draw:frame draw:style-name="gr1" draw:text-style-name="P1" draw:layer="layout" svg:width="27.999cm" svg:height="6.896cm" svg:x="0cm" svg:y="5.7cm">
          <draw:image xlink:href="Pictures/10000000000006A5000001A3F76BB34470A3C609.png" xlink:type="simple" xlink:show="embed" xlink:actuate="onLoad" loext:mime-type="image/png">
            <text:p/>
          </draw:image>
        </draw:frame>
        <draw:frame draw:style-name="gr1" draw:text-style-name="P1" draw:layer="layout" svg:width="6.8cm" svg:height="2.059cm" svg:x="1.1cm" svg:y="2cm">
          <draw:image xlink:href="Pictures/10000000000001A00000007EC0A4EDA1E37387B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12.9cm" svg:height="1.298cm" svg:x="0.5cm" svg:y="1.211cm">
          <draw:image xlink:href="Pictures/10000000000003A60000005E1C3BD130B5A55BE9.png" xlink:type="simple" xlink:show="embed" xlink:actuate="onLoad" loext:mime-type="image/png">
            <text:p/>
          </draw:image>
        </draw:frame>
        <draw:line draw:style-name="gr2" draw:text-style-name="P2" draw:layer="layout" svg:x1="13.5cm" svg:y1="1.5cm" svg:x2="13.5cm" svg:y2="14.2cm">
          <text:p/>
        </draw:line>
        <draw:frame draw:style-name="gr7" draw:text-style-name="P6" draw:layer="layout" svg:width="14.048cm" svg:height="1.408cm" svg:x="13.8cm" svg:y="13.092cm">
          <draw:image xlink:href="Pictures/10000000000002F60000004CCE7BF1FC6C0690BA.png" xlink:type="simple" xlink:show="embed" xlink:actuate="onLoad" loext:mime-type="image/png">
            <text:p/>
          </draw:image>
        </draw:frame>
        <presentation:notes draw:style-name="dp1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eter Vermeesch</meta:initial-creator>
    <meta:creation-date>2020-11-13T09:09:11.911763154</meta:creation-date>
    <dc:date>2020-11-13T16:25:56.185298518</dc:date>
    <dc:creator>Pieter Vermeesch</dc:creator>
    <meta:editing-duration>PT1H24M38S</meta:editing-duration>
    <meta:editing-cycles>8</meta:editing-cycles>
    <meta:generator>LibreOffice/6.4.6.2$Linux_X86_64 LibreOffice_project/40$Build-2</meta:generator>
    <meta:document-statistic meta:object-count="122"/>
  </office:meta>
</office:document-meta>
</file>